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47" draw:master-page-name="Master1-Layout12-twoColTx-Title-and-2-Column-Text" presentation:presentation-page-layout-name="Master1-PPL12" draw:id="Slide-256">
        <draw:frame draw:id="id84" presentation:style-name="a451" draw:name="Title 1" svg:x="1.38in" svg:y="0.4in" svg:width="10.6in" svg:height="1.44965in" presentation:class="title" presentation:placeholder="false">
          <draw:text-box>
            <text:p text:style-name="a450" text:class-names="" text:cond-style-name=""><text:span text:style-name="a448" text:class-names="">PROVERBS 27</text:span><text:span text:style-name="a449" text:class-names=""/></text:p>
          </draw:text-box>
          <svg:title/>
          <svg:desc/>
        </draw:frame>
        <draw:frame draw:id="id85" presentation:style-name="a464" draw:name="Text Placeholder 2" svg:x="1.38021in" svg:y="2in" svg:width="4.61632in" svg:height="4.75868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2" text:class-names=""><text:s text:c="1"/>NEITHER BOAST NOR BRAG (27:1-3):<text:s text:c="1"/>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<text:s text:c="1"/>MORE DANGEROUS THAN ANGER (27:4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SWEETER THAN KISSES (27:5-9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  <draw:frame draw:id="id86" presentation:style-name="a480" draw:name="Text Placeholder 3" svg:x="6.16319in" svg:y="2in" svg:width="4.61632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NEVER FORGET A FRIEND (27:10-14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A RAINY DAY AND A CRANKY WOMAN (27:15-18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MORE REFLECTIVE THAN A MIRROR (27:19-22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CARING FOR THE LAMBS (27:23-27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27</dc:title>
    <meta:initial-creator>David STRICKLAND</meta:initial-creator>
    <dc:creator>David STRICKLAND</dc:creator>
    <meta:creation-date>2020-02-22T17:37:13Z</meta:creation-date>
    <dc:date>2020-02-22T17:37:14Z</dc:date>
    <meta:template xlink:href="BibleStudy" xlink:type="simple"/>
    <meta:editing-cycles>1</meta:editing-cycles>
    <meta:editing-duration>PT0S</meta:editing-duration>
    <meta:document-statistic meta:paragraph-count="8" meta:word-count="61"/>
  </office:meta>
</office:document-meta>
</file>